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" table:style-name="ta1">
        <table:shapes>
          <draw:frame draw:z-index="0" draw:style-name="gr1" draw:text-style-name="P1" svg:width="15.999cm" svg:height="8.999cm" svg:x="1.819cm" svg:y="10.459cm">
            <draw:object draw:notify-on-update-of-ranges="vA.E2:vA.E23 vA.D1:vA.D1 vA.D2:v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2"/>
          <table:table-cell office:value-type="string" calcext:value-type="string">
            <text:p>Chiffre d’affaire</text:p>
          </table:table-cell>
          <table:table-cell office:value-type="string" calcext:value-type="string">
            <text:p>Année</text:p>
          </table:table-cell>
        </table:table-row>
        <table:table-row table:style-name="ro1">
          <table:table-cell table:number-columns-repeated="3"/>
          <table:table-cell office:value-type="float" office:value="34059" calcext:value-type="float">
            <text:p>3405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3"/>
          <table:table-cell office:value-type="float" office:value="52773.45" calcext:value-type="float">
            <text:p>52773,4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3"/>
          <table:table-cell office:value-type="float" office:value="46129" calcext:value-type="float">
            <text:p>4612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3"/>
          <table:table-cell office:value-type="float" office:value="15867.5" calcext:value-type="float">
            <text:p>15867,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table:number-columns-repeated="3"/>
          <table:table-cell office:value-type="float" office:value="45393.9" calcext:value-type="float">
            <text:p>45393,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3"/>
          <table:table-cell office:value-type="float" office:value="64904.7" calcext:value-type="float">
            <text:p>64904,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table:number-columns-repeated="3"/>
          <table:table-cell office:value-type="float" office:value="14602.5" calcext:value-type="float">
            <text:p>14602,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table:number-columns-repeated="3"/>
          <table:table-cell office:value-type="float" office:value="34254.8" calcext:value-type="float">
            <text:p>34254,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table:number-columns-repeated="3"/>
          <table:table-cell office:value-type="float" office:value="19389.8" calcext:value-type="float">
            <text:p>19389,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3"/>
          <table:table-cell office:value-type="float" office:value="14755.2" calcext:value-type="float">
            <text:p>14755,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table:number-columns-repeated="3"/>
          <table:table-cell office:value-type="float" office:value="15545.4" calcext:value-type="float">
            <text:p>15545,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number-columns-repeated="3"/>
          <table:table-cell office:value-type="float" office:value="17137.5" calcext:value-type="float">
            <text:p>17137,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number-columns-repeated="3"/>
          <table:table-cell office:value-type="float" office:value="29922.4" calcext:value-type="float">
            <text:p>29922,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number-columns-repeated="3"/>
          <table:table-cell office:value-type="float" office:value="11316" calcext:value-type="float">
            <text:p>113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number-columns-repeated="3"/>
          <table:table-cell office:value-type="float" office:value="46403.7" calcext:value-type="float">
            <text:p>46403,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3"/>
          <table:table-cell office:value-type="float" office:value="9294.3" calcext:value-type="float">
            <text:p>9294,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number-columns-repeated="3"/>
          <table:table-cell office:value-type="float" office:value="25570.3" calcext:value-type="float">
            <text:p>25570,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number-columns-repeated="3"/>
          <table:table-cell office:value-type="float" office:value="23346.3" calcext:value-type="float">
            <text:p>23346,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table:number-columns-repeated="3"/>
          <table:table-cell office:value-type="float" office:value="76295.8" calcext:value-type="float">
            <text:p>76295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3"/>
          <table:table-cell office:value-type="float" office:value="59304" calcext:value-type="float">
            <text:p>5930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number-columns-repeated="3"/>
          <table:table-cell office:value-type="float" office:value="24000" calcext:value-type="float">
            <text:p>2400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number-columns-repeated="3"/>
          <table:table-cell office:value-type="float" office:value="54833.6" calcext:value-type="float">
            <text:p>54833,6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7T14:45:37.902583563</dc:date>
    <meta:editing-duration>PT9M34S</meta:editing-duration>
    <meta:editing-cycles>1</meta:editing-cycles>
    <meta:document-statistic meta:table-count="1" meta:cell-count="46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A.D2:vA.E23 vA.D1:vA.D1" chart:data-source-has-labels="both" svg:x="0.32cm" svg:y="0.18cm" svg:width="15.36cm" svg:height="8.64cm">
          <chart:coordinate-region svg:x="1.497cm" svg:y="0.18cm" svg:width="14.043cm" svg:height="7.387cm"/>
          <chart:axis chart:dimension="x" chart:name="primary-x" chart:style-name="ch3" chartooo:axis-type="auto">
            <chartooo:date-scale/>
            <chart:categories table:cell-range-address="vA.E2:vA.E23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vA.D2:vA.D23" chart:label-cell-address="vA.D1:vA.D1" chart:class="chart:line"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ffre d’affaire</text:p>
                <draw:g>
                  <svg:desc>vA.D1:vA.D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vA.E2:vA.E23</svg:desc>
                </draw:g>
              </table:table-cell>
              <table:table-cell office:value-type="float" office:value="34059">
                <text:p>34059</text:p>
                <draw:g>
                  <svg:desc>vA.D2:vA.D23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52773.45">
                <text:p>52773.4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129">
                <text:p>4612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867.5">
                <text:p>15867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5393.9">
                <text:p>45393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64904.7">
                <text:p>64904.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602.5">
                <text:p>14602.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4254.8">
                <text:p>34254.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9389.8">
                <text:p>19389.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4755.2">
                <text:p>1475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545.4">
                <text:p>15545.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137.5">
                <text:p>17137.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9922.4">
                <text:p>29922.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6403.7">
                <text:p>46403.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294.3">
                <text:p>9294.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570.3">
                <text:p>25570.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3346.3">
                <text:p>23346.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6295.8">
                <text:p>76295.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9304">
                <text:p>5930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54833.6">
                <text:p>5483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